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Cantidad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Importe</text:p>
          </table:table-cell>
          <table:table-cell office:value-type="string" table:style-name="ce2">
            <office:annotation draw:style-name="a0" svg:x="5.52083333333333in" svg:y="0.0104166666666667in" svg:width="3.14583333333333in" svg:height="0.65625in">
              <dc:creator>Diego Fernández</dc:creator>
              <text:p><text:span text:style-name="T1">Diego Fernández:</text:span><text:span text:style-name="T2"/></text:p>
              <text:p><text:span text:style-name="T2">Si el Importe es superior a 500.000, debe mostrar EXCELENTE, en caso contrario, NORMAL</text:span></text:p>
            </office:annotation>
            <text:p>Clasificación</text:p>
          </table:table-cell>
          <table:table-cell office:value-type="string" table:style-name="ce2">
            <office:annotation draw:style-name="a1" svg:x="6.6875in" svg:y="0.0104166666666667in" svg:width="1.5in" svg:height="0.822916666666667in">
              <dc:creator>Diego Fernández</dc:creator>
              <text:p><text:span text:style-name="T1">Diego Fernández:</text:span><text:span text:style-name="T2"/></text:p>
              <text:p><text:span text:style-name="T2">Si es EXCELENTE, se le concede un descuento del 5%, nínguno en caso contrario</text:span></text:p>
            </office:annotation>
            <text:p>Descuento</text:p>
          </table:table-cell>
          <table:table-cell office:value-type="string" table:style-name="ce2">
            <office:annotation draw:style-name="a2" svg:x="8.03125in" svg:y="0.0104166666666667in" svg:width="1.5in" svg:height="0.822916666666667in">
              <dc:creator>Diego Fernández</dc:creator>
              <text:p><text:span text:style-name="T1">Diego Fernández:</text:span><text:span text:style-name="T2"/></text:p>
              <text:p><text:span text:style-name="T2">Se le aplica el descuento al importe</text:span></text:p>
            </office:annotation>
            <text:p>Nuevo Importe</text:p>
          </table:table-cell>
          <table:table-cell table:number-columns-repeated="16378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120" table:style-name="ce1">
            <text:p>120</text:p>
          </table:table-cell>
          <table:table-cell table:number-columns-repeated="16382" table:style-name="ce1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float" office:value="120" table:style-name="ce1">
            <text:p>120</text:p>
          </table:table-cell>
          <table:table-cell table:number-columns-repeated="16382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10" table:style-name="ce1">
            <text:p>210</text:p>
          </table:table-cell>
          <table:table-cell table:number-columns-repeated="16382" table:style-name="ce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190" table:style-name="ce1">
            <text:p>19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10" table:style-name="ce1">
            <text:p>210</text:p>
          </table:table-cell>
          <table:table-cell table:number-columns-repeated="16382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90" table:style-name="ce1">
            <text:p>290</text:p>
          </table:table-cell>
          <table:table-cell table:number-columns-repeated="16382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70" table:style-name="ce1">
            <text:p>170</text:p>
          </table:table-cell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Hoja2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office:annotation draw:style-name="a3" svg:x="1.25in" svg:y="0.0104166666666667in" svg:width="1.5in" svg:height="0.822916666666667in">
              <dc:creator>Diego Fernández</dc:creator>
              <text:p><text:span text:style-name="T1">Diego Fernández:</text:span><text:span text:style-name="T2"/></text:p>
              <text:p><text:span text:style-name="T2">Esta columna estará cambiando sus valores pues está calculada con la función ALEATORIO.ENTRE</text:span></text:p>
            </office:annotation>
            <text:p>Números</text:p>
          </table:table-cell>
          <table:table-cell office:value-type="string" table:style-name="ce2">
            <office:annotation office:display="true" draw:style-name="a4" svg:x="2.08333333333333in" svg:y="0.0104166666666667in" svg:width="2.03125in" svg:height="1.01041666666667in">
              <dc:creator>Diego Fernández</dc:creator>
              <text:p><text:span text:style-name="T1">Diego Fernández:</text:span><text:span text:style-name="T2"/></text:p>
              <text:p><text:span text:style-name="T2">En esta columna debe aparecer ES PAR, si el número correspondiente es multiplo de 2, y ES IMPAR en caso contrario</text:span></text:p>
            </office:annotation>
            <text:p>Par</text:p>
          </table:table-cell>
          <table:table-cell table:number-columns-repeated="16382"/>
        </table:table-row>
        <table:table-row table:style-name="ro1">
          <table:table-cell office:value-type="float" office:value="21" table:formula="msoxl:=RANDBETWEEN(1,50)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formula="msoxl:=RANDBETWEEN(1,50)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formula="msoxl:=RANDBETWEEN(1,50)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formula="msoxl:=RANDBETWEEN(1,50)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43" table:formula="msoxl:=RANDBETWEEN(1,50)" table:style-name="ce1">
            <text:p>43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formula="msoxl:=RANDBETWEEN(1,50)" table:style-name="ce1">
            <text:p>36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formula="msoxl:=RANDBETWEEN(1,50)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formula="msoxl:=RANDBETWEEN(1,50)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formula="msoxl:=RANDBETWEEN(1,50)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formula="msoxl:=RANDBETWEEN(1,50)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43" table:formula="msoxl:=RANDBETWEEN(1,50)" table:style-name="ce1">
            <text:p>43</text:p>
          </table:table-cell>
          <table:table-cell table:number-columns-repeated="16383" table:style-name="ce1"/>
        </table:table-row>
        <table:table-row table:style-name="ro1">
          <table:table-cell office:value-type="float" office:value="38" table:formula="msoxl:=RANDBETWEEN(1,50)" table:style-name="ce1">
            <text:p>38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formula="msoxl:=RANDBETWEEN(1,50)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18" table:formula="msoxl:=RANDBETWEEN(1,50)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formula="msoxl:=RANDBETWEEN(1,50)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46" table:formula="msoxl:=RANDBETWEEN(1,50)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18" table:formula="msoxl:=RANDBETWEEN(1,50)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formula="msoxl:=RANDBETWEEN(1,50)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40" table:formula="msoxl:=RANDBETWEEN(1,50)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10" table:formula="msoxl:=RANDBETWEEN(1,50)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office:annotation office:display="true" draw:style-name="a5" svg:x="1.25in" svg:y="4.67708333333333in" svg:width="3.01041666666667in" svg:height="0.458333333333333in">
              <dc:creator>Diego Fernández</dc:creator>
              <text:p><text:span text:style-name="T1">Diego Fernández:</text:span><text:span text:style-name="T2"/></text:p>
              <text:p><text:span text:style-name="T2">¿Cómo se sabe si un número es PAR o IMPAR?</text:span></text:p>
            </office:annotation>
          </table:table-cell>
          <table:table-cell table:number-columns-repeated="16383"/>
        </table:table-row>
        <table:table-row table:number-rows-repeated="1048552" table:style-name="ro1">
          <table:table-cell table:number-columns-repeated="16384"/>
        </table:table-row>
      </table:table>
      <table:table table:name="Hoja3" table:style-name="ta1"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3">
            <text:p>Nombre</text:p>
          </table:table-cell>
          <table:table-cell office:value-type="string" table:style-name="ce3">
            <text:p>Nº hijos</text:p>
          </table:table-cell>
          <table:table-cell office:value-type="string" table:style-name="ce3">
            <office:annotation draw:style-name="a6" svg:x="2.79166666666667in" svg:y="0.0104166666666667in" svg:width="2.01041666666667in" svg:height="1.13541666666667in">
              <dc:creator>Diego Fernández</dc:creator>
              <text:p><text:span text:style-name="T1">Diego Fernández:</text:span><text:span text:style-name="T2"/></text:p>
              <text:p><text:span text:style-name="T2">Rellena esta columna usando la función lógica adecuada de tal forma que si la persona tiene 3 o más hijos aparezca en la celda un SÍ y en caso contrario aparezca un NO.</text:span></text:p>
              <text:p/>
            </office:annotation>
            <text:p>Familia numerosa</text:p>
          </table:table-cell>
          <table:table-cell office:value-type="string" table:style-name="ce3">
            <text:p>Socio</text:p>
          </table:table-cell>
          <table:table-cell office:value-type="string" table:style-name="ce3">
            <text:p>Cuota mensual</text:p>
          </table:table-cell>
          <table:table-cell office:value-type="string" table:style-name="ce3">
            <office:annotation draw:style-name="a7" svg:x="5.29166666666667in" svg:y="0.0104166666666667in" svg:width="1.90625in" svg:height="1.10416666666667in">
              <dc:creator>Diego Fernández</dc:creator>
              <text:p><text:span text:style-name="T1">Diego Fernández:</text:span><text:span text:style-name="T2"/></text:p>
              <text:p><text:span text:style-name="T2">Familia numerosa: 5%</text:span></text:p>
              <text:p><text:span text:style-name="T2">Socios: 5%</text:span></text:p>
              <text:p><text:span text:style-name="T2">Familia numerosa y socios: 12%.</text:span></text:p>
              <text:p><text:span text:style-name="T2">0 para todos los demás</text:span></text:p>
              <text:p/>
            </office:annotation>
            <text:p>Descuento</text:p>
          </table:table-cell>
          <table:table-cell office:value-type="string" table:style-name="ce3">
            <office:annotation draw:style-name="a8" svg:x="6.125in" svg:y="0.0104166666666667in" svg:width="3.11458333333333in" svg:height="0.84375in">
              <dc:creator>Diego Fernández</dc:creator>
              <text:p><text:span text:style-name="T1">Diego Fernández:</text:span><text:span text:style-name="T2"/></text:p>
              <text:p><text:span text:style-name="T2">Aplicando el descuento correspondiente sobre la cuota y redondeando el resultado a 2 decimales con la función adecuada y por último, multiplicando por 12 para obtener el total anual.</text:span></text:p>
            </office:annotation>
            <text:p>Total Anu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í</text:p>
          </table:table-cell>
          <table:table-cell office:value-type="float" office:value="80" table:style-name="ce1">
            <text:p>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dré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í</text:p>
          </table:table-cell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u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rora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í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ejandro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4">
            <text:p>TOTAL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office:annotation office:display="true" draw:style-name="a9" svg:x="0.979166666666667in" svg:y="2.45833333333333in" svg:width="2.6875in" svg:height="0.53125in">
              <dc:creator>Diego Fernández</dc:creator>
              <text:p><text:span text:style-name="T1">Diego Fernández:</text:span><text:span text:style-name="T2"/></text:p>
              <text:p><text:span text:style-name="T2">Cambie el nombre de esta hoja por CUOTAS</text:span></text:p>
            </office:annotation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19T06:13:59Z</meta:creation-date>
    <dc:date>2018-12-14T18:52:22Z</dc:date>
  </office:meta>
</office:document-meta>
</file>